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22762" calcext:value-type="float" table:number-columns-spanned="1" table:number-rows-spanned="2">
            <text:p>122762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45851" calcext:value-type="float" table:number-columns-spanned="1" table:number-rows-spanned="2">
            <text:p>145851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3" calcext:value-type="float">
            <text:p>13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45851" calcext:value-type="float" table:number-columns-spanned="2" table:number-rows-spanned="2">
            <text:p>145851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+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4999" calcext:value-type="float">
            <text:p>14999</text:p>
          </table:table-cell>
          <table:table-cell table:formula="of:=([.T21]*[.S21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2]*[.C22])" office:value-type="float" office:value="14999" calcext:value-type="float">
            <text:p>14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22]*[.S22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23]*[.S23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Y12S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0" calcext:value-type="float">
            <text:p>9990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1490" calcext:value-type="float">
            <text:p>1149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4" calcext:value-type="date">
            <text:p>04/06/21</text:p>
          </table:table-cell>
          <table:table-cell office:value-type="string" calcext:value-type="string">
            <text:p>OPPO A15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145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16999" calcext:value-type="float">
            <text:p>16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7" calcext:value-type="date">
            <text:p>07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145"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143"/>
          <table:table-cell/>
          <table:table-cell table:style-name="Default"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8"/>
          <table:table-cell table:style-name="ce107"/>
          <table:table-cell table:number-columns-repeated="12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VIVO Y20G 4/64 BLUE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REDMI 9A 3/32 BLACK</text:p>
          </table:table-cell>
          <table:table-cell table:number-columns-repeated="2"/>
          <table:table-cell table:style-name="ce161"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SAM GURU FM +GOLD</text:p>
          </table:table-cell>
          <table:table-cell table:number-columns-repeated="1015"/>
        </table:table-row>
        <table:table-row table:style-name="ro1">
          <table:table-cell table:style-name="ce141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Y1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SAM GURU FM +BLUE</text:p>
          </table:table-cell>
          <table:table-cell table:number-columns-repeated="1015"/>
        </table:table-row>
        <table:table-row table:style-name="ro1">
          <table:table-cell table:style-name="ce141"/>
          <table:table-cell office:value-type="string" calcext:value-type="string">
            <text:p>SAM GURU MUSIC BLACK</text:p>
          </table:table-cell>
          <table:table-cell table:number-columns-repeated="2"/>
          <table:table-cell table:style-name="ce8"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SAM GURU 1200 BLACK</text:p>
          </table:table-cell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2"/>
          <table:table-cell office:value-type="string" calcext:value-type="string">
            <text:p>HEADOFFICE</text:p>
          </table:table-cell>
          <table:table-cell table:style-name="ce99" office:value-type="string" calcext:value-type="string">
            <text:p>SAM GURU 1200 WHITE</text:p>
          </table:table-cell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1:46:38.89011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8T11:53:41.638185476</dc:date>
    <meta:editing-duration>PT39M34S</meta:editing-duration>
    <meta:editing-cycles>26</meta:editing-cycles>
    <meta:generator>LibreOffice/7.0.5.2$Linux_X86_64 LibreOffice_project/00$Build-2</meta:generator>
    <meta:document-statistic meta:table-count="2" meta:cell-count="246" meta:object-count="0"/>
  </office:meta>
</office:document-meta>
</file>